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4CD00004CF500002E25C2E6DEB6.svm"/>
  <manifest:file-entry manifest:media-type="" manifest:full-path="Pictures/200002C500004CF500002E253F3588C5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3cm"/>
    </style:style>
    <style:style style:name="gr4" style:family="graphic" style:parent-style-name="standard">
      <style:graphic-properties draw:stroke="none" svg:stroke-color="#000000" draw:fill="none" draw:fill-color="#ffffff" fo:min-height="0.731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objectwithoutfill">
      <style:graphic-properties draw:marker-end="Arrow"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694cm"/>
    </style:style>
    <style:style style:name="gr8" style:family="graphic" style:parent-style-name="standard">
      <style:graphic-properties svg:stroke-color="#eeeeee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Courier New'" style:font-family-generic="modern" style:font-pitch="fixed" fo:font-weight="bold" style:font-weight-asian="bold" style:font-weight-complex="bold"/>
    </style:style>
    <style:style style:name="P3" style:family="paragraph">
      <style:text-properties fo:font-family="'Courier New'" style:font-family-generic="modern" style:font-pitch="fixed" fo:font-weight="normal" style:font-weight-asian="normal" style:font-weight-complex="normal"/>
    </style:style>
    <style:style style:name="P4" style:family="paragraph">
      <style:text-properties fo:font-family="'Courier New'" style:font-family-generic="modern" style:font-pitch="fixed" fo:font-size="17pt" fo:font-weight="bold" style:font-size-asian="17pt" style:font-weight-asian="bold" style:font-size-complex="17pt" style:font-weight-complex="bold"/>
    </style:style>
    <style:style style:name="T1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2" style:family="text">
      <style:text-properties fo:font-family="'Courier New'" style:font-family-generic="modern" style:font-pitch="fixed" fo:font-weight="normal" style:font-weight-asian="normal" style:font-weight-complex="normal"/>
    </style:style>
    <style:style style:name="T3" style:family="text">
      <style:text-properties fo:font-family="'Courier New'" style:font-family-generic="modern" style:font-pitch="fixed" fo:font-size="17pt" fo:font-weight="bold" style:font-size-asian="17pt" style:font-weight-asian="bold" style:font-size-complex="17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9cm" svg:height="3cm" svg:x="0.3cm" svg:y="0.4cm">
          <text:p/>
        </draw:rect>
        <draw:line draw:style-name="gr2" draw:text-style-name="P1" draw:layer="layout" svg:x1="0.3cm" svg:y1="1.4cm" svg:x2="9.3cm" svg:y2="1.4cm">
          <text:p/>
        </draw:line>
        <draw:frame draw:style-name="gr3" draw:text-style-name="P2" draw:layer="layout" svg:width="9cm" svg:height="1cm" svg:x="0.4cm" svg:y="0.4cm">
          <draw:text-box>
            <text:p><text:span text:style-name="T1">n1' : TreeNode&lt;String&gt;</text:span></text:p>
          </draw:text-box>
        </draw:frame>
        <draw:frame draw:style-name="gr3" draw:text-style-name="P3" draw:layer="layout" svg:width="4.5cm" svg:height="1cm" svg:x="0.3cm" svg:y="1.5cm">
          <draw:text-box>
            <text:p><text:span text:style-name="T2">key = “A”</text:span></text:p>
          </draw:text-box>
        </draw:frame>
        <draw:frame draw:style-name="gr4" draw:text-style-name="P3" draw:layer="layout" svg:width="8cm" svg:height="1cm" svg:x="0.3cm" svg:y="2.4cm">
          <draw:text-box>
            <text:p><text:span text:style-name="T2">children = [ ]</text:span></text:p>
          </draw:text-box>
        </draw:frame>
        <draw:rect draw:style-name="gr1" draw:text-style-name="P1" draw:layer="layout" svg:width="9cm" svg:height="3cm" svg:x="10.01cm" svg:y="0.407cm">
          <text:p/>
        </draw:rect>
        <draw:line draw:style-name="gr2" draw:text-style-name="P1" draw:layer="layout" svg:x1="10.01cm" svg:y1="1.407cm" svg:x2="19.01cm" svg:y2="1.407cm">
          <text:p/>
        </draw:line>
        <draw:frame draw:style-name="gr3" draw:text-style-name="P2" draw:layer="layout" svg:width="9cm" svg:height="1cm" svg:x="10.11cm" svg:y="0.407cm">
          <draw:text-box>
            <text:p><text:span text:style-name="T1">n2' : TreeNode&lt;String&gt;</text:span></text:p>
          </draw:text-box>
        </draw:frame>
        <draw:frame draw:style-name="gr3" draw:text-style-name="P3" draw:layer="layout" svg:width="4.5cm" svg:height="1cm" svg:x="10.01cm" svg:y="1.507cm">
          <draw:text-box>
            <text:p><text:span text:style-name="T2">key = “B”</text:span></text:p>
          </draw:text-box>
        </draw:frame>
        <draw:frame draw:style-name="gr3" draw:text-style-name="P3" draw:layer="layout" svg:width="8cm" svg:height="1cm" svg:x="10.01cm" svg:y="2.407cm">
          <draw:text-box>
            <text:p><text:span text:style-name="T2">children = [ ]</text:span></text:p>
          </draw:text-box>
        </draw:frame>
        <draw:rect draw:style-name="gr1" draw:text-style-name="P1" draw:layer="layout" svg:width="9cm" svg:height="3cm" svg:x="10cm" svg:y="4.144cm">
          <text:p/>
        </draw:rect>
        <draw:line draw:style-name="gr2" draw:text-style-name="P1" draw:layer="layout" svg:x1="10cm" svg:y1="5.144cm" svg:x2="19cm" svg:y2="5.144cm">
          <text:p/>
        </draw:line>
        <draw:frame draw:style-name="gr3" draw:text-style-name="P2" draw:layer="layout" svg:width="9.869cm" svg:height="1cm" svg:x="9.9cm" svg:y="4.144cm">
          <draw:text-box>
            <text:p><text:span text:style-name="T1">n1'' : TreeNode&lt;String&gt;</text:span></text:p>
          </draw:text-box>
        </draw:frame>
        <draw:frame draw:style-name="gr4" draw:text-style-name="P3" draw:layer="layout" svg:width="4.5cm" svg:height="1cm" svg:x="10cm" svg:y="5.244cm">
          <draw:text-box>
            <text:p><text:span text:style-name="T2">key = “A”</text:span></text:p>
          </draw:text-box>
        </draw:frame>
        <draw:frame draw:style-name="gr4" draw:text-style-name="P3" draw:layer="layout" svg:width="8cm" svg:height="0.981cm" svg:x="10cm" svg:y="6.144cm">
          <draw:text-box>
            <text:p text:style-name="P3">children = [ ]</text:p>
          </draw:text-box>
        </draw:frame>
        <draw:rect draw:style-name="gr1" draw:text-style-name="P1" draw:layer="layout" svg:width="9cm" svg:height="3cm" svg:x="0.3cm" svg:y="4.101cm">
          <text:p/>
        </draw:rect>
        <draw:line draw:style-name="gr2" draw:text-style-name="P1" draw:layer="layout" svg:x1="0.3cm" svg:y1="5.101cm" svg:x2="9.3cm" svg:y2="5.101cm">
          <text:p/>
        </draw:line>
        <draw:frame draw:style-name="gr3" draw:text-style-name="P2" draw:layer="layout" svg:width="9.71cm" svg:height="1cm" svg:x="0.2cm" svg:y="4.101cm">
          <draw:text-box>
            <text:p><text:span text:style-name="T1">n2'' : TreeNode&lt;String&gt;</text:span></text:p>
          </draw:text-box>
        </draw:frame>
        <draw:frame draw:style-name="gr3" draw:text-style-name="P3" draw:layer="layout" svg:width="4.5cm" svg:height="1cm" svg:x="0.3cm" svg:y="5.201cm">
          <draw:text-box>
            <text:p><text:span text:style-name="T2">key = “B”</text:span></text:p>
          </draw:text-box>
        </draw:frame>
        <draw:frame draw:style-name="gr4" draw:text-style-name="P3" draw:layer="layout" svg:width="8cm" svg:height="1cm" svg:x="0.3cm" svg:y="6.101cm">
          <draw:text-box>
            <text:p><text:span text:style-name="T2">children = [ ]</text:span></text:p>
          </draw:text-box>
        </draw:frame>
        <draw:rect draw:style-name="gr1" draw:text-style-name="P1" draw:layer="layout" svg:width="9cm" svg:height="3cm" svg:x="0.3cm" svg:y="7.801cm">
          <text:p/>
        </draw:rect>
        <draw:line draw:style-name="gr2" draw:text-style-name="P1" draw:layer="layout" svg:x1="0.3cm" svg:y1="8.801cm" svg:x2="9.3cm" svg:y2="8.801cm">
          <text:p/>
        </draw:line>
        <draw:frame draw:style-name="gr3" draw:text-style-name="P4" draw:layer="layout" svg:width="9.909cm" svg:height="1cm" svg:x="0.2cm" svg:y="7.801cm">
          <draw:text-box>
            <text:p><text:span text:style-name="T3">n1''' : TreeNode&lt;String&gt;</text:span></text:p>
          </draw:text-box>
        </draw:frame>
        <draw:frame draw:style-name="gr3" draw:text-style-name="P3" draw:layer="layout" svg:width="4.5cm" svg:height="1cm" svg:x="0.3cm" svg:y="8.901cm">
          <draw:text-box>
            <text:p><text:span text:style-name="T2">key = “A”</text:span></text:p>
          </draw:text-box>
        </draw:frame>
        <draw:frame draw:style-name="gr4" draw:text-style-name="P3" draw:layer="layout" svg:width="8cm" svg:height="1cm" svg:x="0.3cm" svg:y="9.801cm">
          <draw:text-box>
            <text:p><text:span text:style-name="T2">children = [ ]</text:span></text:p>
          </draw:text-box>
        </draw:frame>
        <draw:rect draw:style-name="gr1" draw:text-style-name="P1" draw:layer="layout" svg:width="9cm" svg:height="3cm" svg:x="10.01cm" svg:y="7.808cm">
          <text:p/>
        </draw:rect>
        <draw:line draw:style-name="gr2" draw:text-style-name="P1" draw:layer="layout" svg:x1="10.01cm" svg:y1="8.808cm" svg:x2="19.01cm" svg:y2="8.808cm">
          <text:p/>
        </draw:line>
        <draw:frame draw:style-name="gr3" draw:text-style-name="P3" draw:layer="layout" svg:width="4.5cm" svg:height="1cm" svg:x="10.01cm" svg:y="8.908cm">
          <draw:text-box>
            <text:p><text:span text:style-name="T2">key = “B”</text:span></text:p>
          </draw:text-box>
        </draw:frame>
        <draw:frame draw:style-name="gr3" draw:text-style-name="P3" draw:layer="layout" svg:width="8cm" svg:height="1cm" svg:x="10.01cm" svg:y="9.808cm">
          <draw:text-box>
            <text:p><text:span text:style-name="T2">children = [ ]</text:span></text:p>
          </draw:text-box>
        </draw:frame>
        <draw:frame draw:style-name="gr3" draw:text-style-name="P4" draw:layer="layout" svg:width="9.909cm" svg:height="1cm" svg:x="9.991cm" svg:y="7.801cm">
          <draw:text-box>
            <text:p><text:span text:style-name="T3">n2''' : TreeNode&lt;String&gt;</text:span></text:p>
          </draw:text-box>
        </draw:frame>
        <draw:line draw:style-name="gr5" draw:text-style-name="P1" draw:layer="layout" svg:x1="15.034cm" svg:y1="2.801cm" svg:x2="15.027cm" svg:y2="4.143cm">
          <text:p/>
        </draw:line>
        <draw:line draw:style-name="gr5" draw:text-style-name="P1" draw:layer="layout" svg:x1="5.3cm" svg:y1="6.495cm" svg:x2="5.293cm" svg:y2="7.837cm">
          <text:p/>
        </draw:line>
        <draw:line draw:style-name="gr5" draw:text-style-name="P1" draw:layer="layout" svg:x1="15.011cm" svg:y1="10.264cm" svg:x2="15.004cm" svg:y2="11.606cm">
          <text:p/>
        </draw:line>
        <draw:path draw:style-name="gr6" draw:text-style-name="P1" draw:layer="layout" svg:width="4.698cm" svg:height="0.978cm" svg:x="5.311cm" svg:y="2.82cm" svg:viewBox="0 0 4699 979" svg:d="M6 0c49 272-145 615 250 774 275 111 548 40 823 100 261 57 533 7 799 25 257 17 515 61 774 75 273 15 550-9 824 0 277 9 592-4 798-225l250-274 175-175">
          <text:p/>
        </draw:path>
        <draw:path draw:style-name="gr6" draw:text-style-name="P1" draw:layer="layout" svg:width="5.7cm" svg:height="1.086cm" svg:x="9.311cm" svg:y="6.589cm" svg:viewBox="0 0 5701 1087" svg:d="M5691 0c42 282-41 609-275 774-222 157-512 158-774 200-271 44-549 62-823 75-258 12-515 2-774 25-264 24-534 9-799 0-283-10-568 25-848-50-253-68-515-107-774-150l-250-100-274-199-100-75">
          <text:p/>
        </draw:path>
        <draw:path draw:style-name="gr6" draw:text-style-name="P1" draw:layer="layout" svg:width="4.698cm" svg:height="0.978cm" svg:x="5.312cm" svg:y="10.221cm" svg:viewBox="0 0 4699 979" svg:d="M6 0c49 272-145 615 250 774 275 111 548 40 823 100 261 57 533 7 799 25 257 17 515 61 774 75 273 15 550-9 824 0 277 9 592-4 798-225l250-274 175-175">
          <text:p/>
        </draw:path>
        <draw:frame draw:style-name="gr7" draw:layer="layout" svg:width="1.107cm" svg:height="0.963cm" svg:x="14.484cm" svg:y="11.137cm">
          <draw:text-box>
            <text:p>...</text:p>
          </draw:text-box>
        </draw:frame>
        <draw:rect draw:style-name="gr8" draw:text-style-name="P1" draw:layer="layout" svg:width="19.29cm" svg:height="11.711cm" svg:x="0.21cm" svg:y="0.289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200002C500004CF500002E253F3588C5.svm" xlink:type="simple" xlink:show="embed" xlink:actuate="onLoad"/>
    <draw:fill-image draw:name="Bitmape_20_2" draw:display-name="Bitmape 2" xlink:href="Pictures/200004CD00004CF500002E25C2E6DEB6.svm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.5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astair Donaldson</meta:initial-creator>
    <meta:creation-date>2012-02-13T13:51:28.72</meta:creation-date>
    <dc:date>2019-01-17T23:58:44.14</dc:date>
    <dc:creator>Alastair Donaldson</dc:creator>
    <meta:editing-duration>PT17M15S</meta:editing-duration>
    <meta:editing-cycles>12</meta:editing-cycles>
    <meta:generator>OpenOffice/4.1.5$Win32 OpenOffice.org_project/415m1$Build-9789</meta:generator>
    <meta:document-statistic meta:object-count="38"/>
  </office:meta>
</office:document-meta>
</file>